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4002" officeooo:paragraph-rsid="001c4002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bf0041" loext:char-shading-value="0"/>
    </style:style>
    <style:style style:name="T4" style:family="text">
      <style:text-properties fo:background-color="#bf0041" loext:char-shading-value="0"/>
    </style:style>
    <style:style style:name="T5" style:family="text">
      <style:text-properties fo:background-color="#3faf46" loext:char-shading-value="0"/>
    </style:style>
    <style:style style:name="T6" style:family="text">
      <style:text-properties fo:background-color="#3faf46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#355269" loext:char-shading-value="0"/>
    </style:style>
    <style:style style:name="T9" style:family="text">
      <style:text-properties fo:background-color="#b4c7dc" loext:char-shading-value="0"/>
    </style:style>
    <style:style style:name="T10" style:family="text">
      <style:text-properties fo:background-color="#b4c7dc" loext:char-shading-value="0"/>
    </style:style>
    <style:style style:name="T11" style:family="text">
      <style:text-properties fo:background-color="#bbe33d" loext:char-shading-value="0"/>
    </style:style>
    <style:style style:name="T12" style:family="text">
      <style:text-properties fo:background-color="#bbe33d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AN a WAN</text:p>
      <text:p text:style-name="P1">2. Internetový protocol, ktorý udáva adresy daným počítačom a umožňuje routerom presmerovavat framy existuju 2 verzie IPv4(32bit) a IPv6(128bit) </text:p>
      <text:p text:style-name="P1">3. TCP je Transmission control protocol a sluzi na komunikaciu medzi dvoma bodmi, hlada najrychlejsiu trasu a je bez chybovy oproti UDP</text:p>
      <text:p text:style-name="P1">4. Whatsapp instagram facebook</text:p>
      <text:p text:style-name="P1">5. protocol subdomena domena pripona a adressa <text:span text:style-name="T12">https</text:span>://<text:span text:style-name="T10">haha</text:span>.<text:span text:style-name="T6">radamladych</text:span><text:span text:style-name="T7">.</text:span><text:span text:style-name="T8">eu</text:span><text:span text:style-name="T7">/</text:span><text:span text:style-name="T2">neviem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08:02:00.175259914</meta:creation-date>
    <dc:date>2024-05-17T08:08:23.319150979</dc:date>
    <meta:editing-duration>PT6M23S</meta:editing-duration>
    <meta:editing-cycles>1</meta:editing-cycles>
    <meta:document-statistic meta:table-count="0" meta:image-count="0" meta:object-count="0" meta:page-count="1" meta:paragraph-count="5" meta:word-count="57" meta:character-count="403" meta:non-whitespace-character-count="350"/>
    <meta:generator>LibreOffice/7.5.9.2$Linux_X86_64 LibreOffice_project/50$Build-2</meta:generator>
  </office:meta>
</office:document-meta>
</file>